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1" style:family="paragraph">
      <style:paragraph-properties fo:margin-left="2.011cm" fo:margin-right="0cm" fo:line-height="100%" fo:text-align="center" fo:text-indent="-1.693cm"/>
    </style:style>
    <style:style style:name="P2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ffffff" fo:font-size="24pt" fo:text-shadow="1pt 1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2.011cm" fo:margin-right="0cm" fo:text-indent="-1.693cm"/>
    </style:style>
    <style:style style:name="P8" style:family="paragraph">
      <loext:graphic-properties draw:fill="none" draw:fill-color="#ffffff"/>
      <style:paragraph-properties fo:margin-left="0cm" fo:margin-right="0cm" fo:line-height="100%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line-height="100%" fo:text-align="center" fo:text-indent="0cm">
        <style:tab-stops>
          <style:tab-stop style:position="0.149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indent="0cm">
        <style:tab-stops>
          <style:tab-stop style:position="0.149cm"/>
        </style:tab-stops>
      </style:paragraph-properties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paragraph-properties fo:margin-left="2.011cm" fo:margin-right="0cm" fo:line-height="100%" fo:text-indent="-1.693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0.149cm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7" style:family="paragraph">
      <style:paragraph-properties fo:line-height="100%" fo:text-align="star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8" style:family="text">
      <style:text-properties fo:color="#ffffff" style:font-name="Segoe UI1" fo:font-size="16pt" fo:text-shadow="1pt 1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175cm" svg:x="1.478cm" svg:y="0.534cm">
          <draw:text-box>
            <text:p text:style-name="P1"><text:span text:style-name="T1">HYMN #835</text:span></text:p>
            <text:p text:style-name="P1"><text:span text:style-name="T2">“</text:span><text:span text:style-name="T2">On Galilee's High Mountai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4.892cm" svg:height="7.011cm" svg:x="1.27cm" svg:y="0.641cm">
          <draw:text-box>
            <text:p text:style-name="P4"><text:span text:style-name="T3">1. On Galilee’s high mountain</text:span><text:span text:style-name="T3"><text:line-break/></text:span><text:span text:style-name="T3"> <text:s text:c="3"/>Christ gave the great command</text:span><text:span text:style-name="T3"><text:line-break/></text:span><text:span text:style-name="T3"> <text:s text:c="3"/>In words of strength and promise</text:span><text:span text:style-name="T3"><text:line-break/></text:span><text:span text:style-name="T3"> <text:s text:c="3"/>Which all can understa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8" draw:layer="layout" svg:width="24.892cm" svg:height="8.277cm" svg:x="1.782cm" svg:y="0.578cm">
          <draw:text-box>
            <text:p text:style-name="P6"><text:span text:style-name="T3">“</text:span><text:span text:style-name="T3">All pow’r to Me is given</text:span><text:span text:style-name="T3"><text:line-break/></text:span><text:span text:style-name="T3">To do what I shall choose;</text:span><text:span text:style-name="T3"><text:line-break/></text:span><text:span text:style-name="T3">Therefore I send My children,</text:span><text:span text:style-name="T3"><text:line-break/></text:span><text:span text:style-name="T3">Their witness I will use.”</text:span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11" draw:layer="layout" svg:width="24.384cm" svg:height="8.277cm" svg:x="1.778cm" svg:y="0.613cm">
          <draw:text-box>
            <text:p text:style-name="P10"><text:span text:style-name="T3">2. The Lord who, born of Mary,</text:span><text:span text:style-name="T3"><text:line-break/></text:span><text:span text:style-name="T3">Came down as man and died,</text:span><text:span text:style-name="T3"><text:line-break/></text:span><text:span text:style-name="T3">Who preached to all who listened,</text:span><text:span text:style-name="T3"><text:line-break/></text:span><text:span text:style-name="T3">For us was crucified—</text:span><text:span text:style-name="T4"><text:line-break/>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12" draw:layer="layout" svg:width="24.384cm" svg:height="7.011cm" svg:x="1.778cm" svg:y="0.635cm">
          <draw:text-box>
            <text:p text:style-name="P6"><text:span text:style-name="T3">This Lord, our living brother,</text:span><text:span text:style-name="T3"><text:line-break/></text:span><text:span text:style-name="T3">In pow’r at God’s right hand,</text:span><text:span text:style-name="T3"><text:line-break/></text:span><text:span text:style-name="T3">Has chosen us to carry</text:span><text:span text:style-name="T3"><text:line-break/></text:span><text:span text:style-name="T3">His truth to ev’ry l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13" draw:layer="layout" svg:width="24.384cm" svg:height="7.011cm" svg:x="1.27cm" svg:y="0.609cm">
          <draw:text-box>
            <text:p text:style-name="P6"><text:span text:style-name="T3">3. His strength within my weakness</text:span><text:span text:style-name="T3"><text:line-break/></text:span><text:span text:style-name="T3">Will make me bold to say</text:span><text:span text:style-name="T3"><text:line-break/></text:span><text:span text:style-name="T3">How His redeeming power</text:span><text:span text:style-name="T3"><text:line-break/></text:span><text:span text:style-name="T3">Transforms my stubborn cla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8" draw:layer="layout" svg:width="24.384cm" svg:height="8.433cm" svg:x="1.524cm" svg:y="0.508cm">
          <draw:text-box>
            <text:p text:style-name="P6"><text:span text:style-name="T3">His touch of fire ignites me,</text:span><text:span text:style-name="T3"><text:line-break/></text:span><text:span text:style-name="T3">With courage I am sent,</text:span><text:span text:style-name="T3"><text:line-break/></text:span><text:span text:style-name="T3">My tongue-tied silence broken,</text:span><text:span text:style-name="T3"><text:line-break/></text:span><text:span text:style-name="T3">With grace made eloquent.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4" draw:text-style-name="P8" draw:layer="layout" svg:width="24.13cm" svg:height="8.277cm" svg:x="1.524cm" svg:y="0.602cm">
          <draw:text-box>
            <text:p text:style-name="P6"><text:span text:style-name="T3">4. And not alone to nations</text:span><text:span text:style-name="T3"><text:line-break/></text:span><text:span text:style-name="T3">In faraway retreats,</text:span><text:span text:style-name="T3"><text:line-break/></text:span><text:span text:style-name="T3">But ev’rywhere I broadcast</text:span><text:span text:style-name="T3"><text:line-break/></text:span><text:span text:style-name="T3">His love through crowded streets:</text:span><text:span text:style-name="T4"><text:line-break/>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12" draw:layer="layout" svg:width="24.892cm" svg:height="7.011cm" svg:x="1.76cm" svg:y="0.631cm">
          <draw:text-box>
            <text:p text:style-name="P6"><text:span text:style-name="T3">The lives that my life touches,</text:span><text:span text:style-name="T3"><text:line-break/></text:span><text:span text:style-name="T3">However great or small—</text:span><text:span text:style-name="T3"><text:line-break/></text:span><text:span text:style-name="T3">Let them through me see Jesus,</text:span><text:span text:style-name="T3"><text:line-break/></text:span><text:span text:style-name="T3">Who served and saved us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4" draw:text-style-name="P14" draw:layer="layout" svg:width="24.13cm" svg:height="8.277cm" svg:x="1.524cm" svg:y="0.613cm">
          <draw:text-box>
            <text:p text:style-name="P4"><text:span text:style-name="T3">5. That ev’ryone He chooses,</text:span><text:span text:style-name="T3"><text:line-break/></text:span><text:span text:style-name="T3">For reasons of His own,</text:span><text:span text:style-name="T3"><text:line-break/></text:span><text:span text:style-name="T3">Will find in Christ his calling</text:span><text:span text:style-name="T3"><text:line-break/></text:span><text:span text:style-name="T3">To live His love alone.</text:span><text:span text:style-name="T4"><text:line-break/>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3" draw:text-style-name="P15" draw:layer="layout" svg:width="24.13cm" svg:height="7.011cm" svg:x="1.524cm" svg:y="0.609cm">
          <draw:text-box>
            <text:p text:style-name="P6"><text:span text:style-name="T3">His presence always leads us</text:span><text:span text:style-name="T3"><text:line-break/></text:span><text:span text:style-name="T3">Till time no more shall be;</text:span><text:span text:style-name="T3"><text:line-break/></text:span><text:span text:style-name="T3">Christ’s strength, His love, His comfort</text:span><text:span text:style-name="T3"><text:line-break/></text:span><text:span text:style-name="T3">Give us His vic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3" draw:text-style-name="P16" draw:layer="layout" svg:width="24.384cm" svg:height="7.011cm" svg:x="1.778cm" svg:y="0.609cm">
          <draw:text-box>
            <text:p text:style-name="P10"><text:span text:style-name="T3">6. Lord, gather all Your children,</text:span><text:span text:style-name="T3"><text:line-break/></text:span><text:span text:style-name="T3">Wherever they may be,</text:span><text:span text:style-name="T3"><text:line-break/></text:span><text:span text:style-name="T3">And lead them on to heaven</text:span><text:span text:style-name="T3"><text:line-break/></text:span><text:span text:style-name="T3">To live etern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6" draw:text-style-name="P15" draw:layer="layout" svg:width="24.892cm" svg:height="13.35cm" svg:x="1.524cm" svg:y="0.508cm">
          <draw:text-box>
            <text:p text:style-name="P6"><text:span text:style-name="T3">With You, our loving Father,</text:span><text:span text:style-name="T3"><text:line-break/></text:span><text:span text:style-name="T3">And Christ, our brother dear,</text:span><text:span text:style-name="T3"><text:line-break/></text:span><text:span text:style-name="T3">Whose Spirit guards and gives us</text:span><text:span text:style-name="T3"><text:line-break/></text:span><text:span text:style-name="T3">The joy to persevere.</text:span></text:p>
            <text:p text:style-name="P17"><text:span text:style-name="T4"/></text:p>
            <text:p text:style-name="P17"><text:span text:style-name="T6"><text:s/></text:span><text:span text:style-name="T7">© 1982 Concordia Publishing House.</text:span></text:p>
            <text:p text:style-name="P17"><text:span text:style-name="T7"><text:s text:c="2"/></text:span><text:span text:style-name="T7">Used by permission:</text:span></text:p>
            <text:p text:style-name="P17"><text:span text:style-name="T7"><text:s text:c="2"/></text:span><text:span text:style-name="T7">LSB Hymn License</text:span></text:p>
            <text:p text:style-name="P17"><text:span text:style-name="T7"><text:s text:c="2"/></text:span><text:span text:style-name="T7">.NET, no. 100011038.</text:span></text:p>
            <text:p text:style-name="P18"><text:span text:style-name="T8"><text:s/></text:span></text:p>
          </draw:text-box>
        </draw:frame>
        <draw:frame draw:style-name="gr7" draw:text-style-name="P19" draw:layer="layout" svg:width="0.502cm" svg:height="1.204cm" svg:x="27.432cm" svg:y="14.66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09:46:50.25</meta:creation-date>
    <dc:date>2019-02-06T09:13:25.514000000</dc:date>
    <meta:editing-duration>PT39M43S</meta:editing-duration>
    <meta:editing-cycles>6</meta:editing-cycles>
    <meta:generator>LibreOffice/6.1.3.2$Windows_X86_64 LibreOffice_project/86daf60bf00efa86ad547e59e09d6bb77c699acb</meta:generator>
    <meta:document-statistic meta:object-count="217"/>
  </office:meta>
</office:document-meta>
</file>